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fo:font-size="13pt" fo:font-weight="bold" officeooo:rsid="0020d149" officeooo:paragraph-rsid="0020d149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officeooo:paragraph-rsid="0020d149"/>
    </style:style>
    <style:style style:name="P4" style:family="paragraph" style:parent-style-name="Standard">
      <style:text-properties fo:font-size="11pt" fo:font-weight="normal" officeooo:rsid="0020d149" officeooo:paragraph-rsid="0020d149" style:font-size-asian="9.60000038146973pt" style:font-weight-asian="normal" style:font-size-complex="11pt" style:font-weight-complex="normal"/>
    </style:style>
    <style:style style:name="T1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2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3" style:family="text">
      <style:text-properties fo:font-size="11pt" fo:font-style="italic" fo:font-weight="normal" officeooo:rsid="0020d149" style:font-size-asian="9.60000038146973pt" style:font-style-asian="italic" style:font-weight-asian="normal" style:font-size-complex="11pt" style:font-style-complex="italic" style:font-weight-complex="normal"/>
    </style:style>
    <style:style style:name="T4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1pt" fo:font-style="normal" fo:font-weight="normal" officeooo:rsid="0020d149" style:font-size-asian="9.60000038146973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3pt" fo:font-style="normal" fo:font-weight="bold" officeooo:rsid="0020d149" style:font-size-asian="11.3500003814697pt" style:font-style-asian="normal" style:font-weight-asian="bold" style:font-size-complex="13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hn Vitor da Silva Cunha</text:p>
      <text:p text:style-name="Standard">11821BCC005</text:p>
      <text:p text:style-name="Standard"/>
      <text:p text:style-name="Standard"/>
      <text:p text:style-name="Standard">Link do GitHub com o código: <text:a xlink:type="simple" xlink:href="https://github.com/johnsigma/SmartContractsBugs" text:style-name="Internet_20_link" text:visited-style-name="Visited_20_Internet_20_Link">https://github.com/johnsigma/SmartContractsBugs</text:a></text:p>
      <text:p text:style-name="Standard"/>
      <text:p text:style-name="Standard"/>
      <text:p text:style-name="Standard"/>
      <text:p text:style-name="Standard"/>
      <text:p text:style-name="P2">BUG 1:</text:p>
      <text:p text:style-name="P2"/>
      <text:p text:style-name="P2"><text:tab/><text:span text:style-name="T1">No código original não havia verificação se o leilão de determinado nome já existia, permitindo que leilões existentes fossem sobrescritos. Para corrigir isso fiz uma verificação na criação do leilão, onde é verificado o valor do campo </text:span><text:span text:style-name="T2">blocklimit</text:span><text:span text:style-name="T4"> do leilão com o nome passado como parâmetro. Se o valor de </text:span><text:span text:style-name="T2">blocklimit </text:span><text:span text:style-name="T4">deste leilão não for 0, quer dizer que outro leilão com este nome já foi inicializado anteriormente, proibindo a criação do novo leilão. Isso também limita para que não seja possível iniciar um leilão com o </text:span><text:span text:style-name="T2">blocklimit</text:span><text:span text:style-name="T4"> como 0. Porém na prática um leilão que não dura nem um bloco não faz muito sentido, além de que, a menos que uma </text:span><text:span text:style-name="T2">blockchain</text:span><text:span text:style-name="T4"> seja criada do zero para abranger este contrato, essa situação nunca vai ocorrer, pois qualquer </text:span><text:span text:style-name="T2">blockchain</text:span><text:span text:style-name="T4"> usual já tem seu número de blocos maiores que 0.</text:span></text:p>
      <text:p text:style-name="P2"><text:span text:style-name="T4"/></text:p>
      <text:p text:style-name="P2"><text:span text:style-name="T4"/></text:p>
      <text:p text:style-name="P2"><text:span text:style-name="T6">BUG 2:</text:span></text:p>
      <text:p text:style-name="P2"><text:span text:style-name="T6"/></text:p>
      <text:p text:style-name="P3"><text:span text:style-name="T8"><text:tab/></text:span><text:span text:style-name="T5">O segundo bug permitia que um usuário mal-intencionado observasse a </text:span><text:span text:style-name="T3">blockchain</text:span><text:span text:style-name="T5"> para visualizar o valor do lance vencedor. Com isso ele próprio poderia invocar a função </text:span><text:span text:style-name="T3">claimToken</text:span><text:span text:style-name="T5">() e reivindicar o </text:span><text:span text:style-name="T3">token</text:span><text:span text:style-name="T5"> para si, passando como valor (</text:span><text:span text:style-name="T3">msg.value</text:span><text:span text:style-name="T5">) o valor da aposta vencedora, mesmo não participante honestamente do leilão. Para corrigir isto basta verificar se o endereço do chamador da função (</text:span><text:span text:style-name="T3">msg.sender</text:span><text:span text:style-name="T5">) é de fato o endereço do ganhador do leilão (</text:span><text:span text:style-name="T2">myAuctions[name].winner</text:span><text:span text:style-name="T5">). Com isso somente o vencedor do leilão poderá reivindicar o </text:span><text:span text:style-name="T3">token</text:span><text:span text:style-name="T5">.</text:span></text:p>
      <text:p text:style-name="P3"><text:span text:style-name="T5"/></text:p>
      <text:p text:style-name="P3"><text:span text:style-name="T5"/></text:p>
      <text:p text:style-name="P2"><text:span text:style-name="T6">BUG 3:</text:span></text:p>
      <text:p text:style-name="P2"><text:span text:style-name="T6"/></text:p>
      <text:p text:style-name="P2"><text:span text:style-name="T6"><text:tab/></text:span><text:span text:style-name="T4">Neste bug, a função </text:span><text:span text:style-name="T2">getFee</text:span><text:span text:style-name="T4">() permitia que o dono do contrato sacasse todo o saldo do contrato, que poderia incluir colateral e lances que não são destinados a ele, já que o dono do contrato deve receber apenas as taxas do contrato. Para corrigir isto foi criado uma variável para guardar as taxas acumuladas do contrato (</text:span><text:span text:style-name="T2">contractFeeBalance</text:span><text:span text:style-name="T4">), essa variável será incrementada com o valor da taxa de contrato (</text:span><text:span text:style-name="T2">contractFee</text:span><text:span text:style-name="T4">) toda vez que o dono do </text:span><text:span text:style-name="T2">token</text:span><text:span text:style-name="T4">, após finalizado o leilão, reivindica o valor do lance vencedor. Com isso o dono do </text:span><text:span text:style-name="T2">token</text:span><text:span text:style-name="T4"> (ou ex-dono) recebe o valor do lance descontando a taxa do contrato. Na função </text:span><text:span text:style-name="T2">getFee</text:span><text:span text:style-name="T4">() é colocado duas verificações, se quem está chamando-a é o dono do contrato (essa verificação faz sentido, mas não é necessária para a correção do bug) e se o saldo das taxas é maior que 0 </text:span><text:soft-page-break/><text:span text:style-name="T4">(</text:span><text:span text:style-name="T2">contractFeeBalance</text:span><text:span text:style-name="T4">). Depois das verificações, em vez de transferir pro dono do contrato todo o saldo, é transferido somente o valor acumulado das taxas.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oft-page-break/><text:span text:style-name="T4"/></text:p>
      <text:p text:style-name="P2"><text:span text:style-name="T6">CÓDIGO:</text:span></text:p>
      <text:p text:style-name="P2"><text:span text:style-name="T6"/></text:p>
      <text:p text:style-name="P4">pragma solidity &gt;=0.4.25 &lt;0.6.0;</text:p>
      <text:p text:style-name="P4">import "./VerySimpleToken.sol";</text:p>
      <text:p text:style-name="P4"/>
      <text:p text:style-name="P4">contract TokenAuction {</text:p>
      <text:p text:style-name="P4"><text:s text:c="4"/>enum AuctionStates {</text:p>
      <text:p text:style-name="P4"><text:s text:c="8"/>Prep,</text:p>
      <text:p text:style-name="P4"><text:s text:c="8"/>Bid,</text:p>
      <text:p text:style-name="P4"><text:s text:c="8"/>Finished</text:p>
      <text:p text:style-name="P4"><text:s text:c="4"/>}</text:p>
      <text:p text:style-name="P4"/>
      <text:p text:style-name="P4"><text:s text:c="4"/>address payable owner;</text:p>
      <text:p text:style-name="P4"/>
      <text:p text:style-name="P4"><text:s text:c="4"/>struct OneAuction {</text:p>
      <text:p text:style-name="P4"><text:s text:c="8"/>AuctionStates myState;</text:p>
      <text:p text:style-name="P4"><text:s text:c="8"/>mapping(address =&gt; bool) collateral;</text:p>
      <text:p text:style-name="P4"><text:s text:c="8"/>uint blocklimit;</text:p>
      <text:p text:style-name="P4"><text:s text:c="8"/>address winner;</text:p>
      <text:p text:style-name="P4"><text:s text:c="8"/>address payable tokenOwner;</text:p>
      <text:p text:style-name="P4"><text:s text:c="8"/>uint winnerBid;</text:p>
      <text:p text:style-name="P4"><text:s text:c="8"/>bool payment;</text:p>
      <text:p text:style-name="P4"><text:s text:c="8"/>VerySimpleToken token;</text:p>
      <text:p text:style-name="P4"><text:s text:c="4"/>}</text:p>
      <text:p text:style-name="P4"/>
      <text:p text:style-name="P4"><text:s text:c="4"/>uint collateralValue;</text:p>
      <text:p text:style-name="P4"/>
      <text:p text:style-name="P4"><text:s text:c="4"/>uint contractFeeBalance;</text:p>
      <text:p text:style-name="P4"/>
      <text:p text:style-name="P4"><text:s text:c="4"/>//Aqui eu decidi por uma taxa igual para todos</text:p>
      <text:p text:style-name="P4"><text:s text:c="4"/>//poderia ser diferente por leilao(colocar na struct)</text:p>
      <text:p text:style-name="P4"><text:s text:c="4"/>// poderia ser um porcentagem...ou...ou...</text:p>
      <text:p text:style-name="P4"><text:s text:c="4"/>uint contractFee;</text:p>
      <text:p text:style-name="P4"/>
      <text:p text:style-name="P4"><text:s text:c="4"/>mapping(string =&gt; OneAuction) myAuctions;</text:p>
      <text:p text:style-name="P4"/>
      <text:p text:style-name="P4"><text:s text:c="4"/>constructor(uint c, uint fee) public {</text:p>
      <text:p text:style-name="P4"><text:s text:c="8"/>//Qual a diferenca do owner para os demais usuarios??</text:p>
      <text:p text:style-name="P4"><text:s text:c="8"/>owner = msg.sender;</text:p>
      <text:p text:style-name="P4"><text:s text:c="8"/>collateralValue = c;</text:p>
      <text:p text:style-name="P4"><text:s text:c="8"/>contractFee = fee;</text:p>
      <text:p text:style-name="P4"><text:s text:c="8"/>contractFeeBalance = 0;</text:p>
      <text:p text:style-name="P4"><text:s text:c="4"/>}</text:p>
      <text:p text:style-name="P4"><text:soft-page-break/></text:p>
      <text:p text:style-name="P4"><text:s text:c="4"/>function createAuction(</text:p>
      <text:p text:style-name="P4"><text:s text:c="8"/>string memory name,</text:p>
      <text:p text:style-name="P4"><text:s text:c="8"/>uint time,</text:p>
      <text:p text:style-name="P4"><text:s text:c="8"/>VerySimpleToken t</text:p>
      <text:p text:style-name="P4"><text:s text:c="4"/>) public {</text:p>
      <text:p text:style-name="P4"><text:s text:c="8"/>require(</text:p>
      <text:p text:style-name="P4"><text:s text:c="12"/>t.isOwner(msg.sender),</text:p>
      <text:p text:style-name="P4"><text:s text:c="12"/>"You must own the token to create one auction!"</text:p>
      <text:p text:style-name="P4"><text:s text:c="8"/>);</text:p>
      <text:p text:style-name="P4"/>
      <text:p text:style-name="P4"><text:s text:c="8"/>require(</text:p>
      <text:p text:style-name="P4"><text:s text:c="12"/>myAuctions[name].blocklimit == 0,</text:p>
      <text:p text:style-name="P4"><text:s text:c="12"/>"An auction with this name has already started"</text:p>
      <text:p text:style-name="P4"><text:s text:c="8"/>);</text:p>
      <text:p text:style-name="P4"/>
      <text:p text:style-name="P4"><text:s text:c="8"/>OneAuction memory l;</text:p>
      <text:p text:style-name="P4"><text:s text:c="8"/>l.blocklimit = block.number + time;</text:p>
      <text:p text:style-name="P4"><text:s text:c="8"/>l.myState = AuctionStates.Prep;</text:p>
      <text:p text:style-name="P4"><text:s text:c="8"/>l.winnerBid = 0;</text:p>
      <text:p text:style-name="P4"><text:s text:c="8"/>l.tokenOwner = msg.sender;</text:p>
      <text:p text:style-name="P4"><text:s text:c="8"/>l.payment = false;</text:p>
      <text:p text:style-name="P4"><text:s text:c="8"/>l.token = t;</text:p>
      <text:p text:style-name="P4"><text:s text:c="8"/>//Bug1</text:p>
      <text:p text:style-name="P4"><text:s text:c="8"/>myAuctions[name] = l;</text:p>
      <text:p text:style-name="P4"><text:s text:c="4"/>}</text:p>
      <text:p text:style-name="P4"/>
      <text:p text:style-name="P4"><text:s text:c="4"/>// Se o token for tranferido e o leilao nunca inicar...perda de token</text:p>
      <text:p text:style-name="P4"><text:s text:c="4"/>// o blocklimit tambem seria melhor inicalizado aqui!</text:p>
      <text:p text:style-name="P4"><text:s text:c="4"/>function initAuction(string memory name) public {</text:p>
      <text:p text:style-name="P4"><text:s text:c="8"/>require(</text:p>
      <text:p text:style-name="P4"><text:s text:c="12"/>myAuctions[name].myState == AuctionStates.Prep,</text:p>
      <text:p text:style-name="P4"><text:s text:c="12"/>"The auction should be in Prep state"</text:p>
      <text:p text:style-name="P4"><text:s text:c="8"/>);</text:p>
      <text:p text:style-name="P4"><text:s text:c="8"/>require(</text:p>
      <text:p text:style-name="P4"><text:s text:c="12"/>myAuctions[name].token.isOwner(address(this)),</text:p>
      <text:p text:style-name="P4"><text:s text:c="12"/>"The contract should own the token"</text:p>
      <text:p text:style-name="P4"><text:s text:c="8"/>);</text:p>
      <text:p text:style-name="P4"><text:s text:c="8"/>myAuctions[name].myState = AuctionStates.Bid;</text:p>
      <text:p text:style-name="P4"><text:s text:c="4"/>}</text:p>
      <text:p text:style-name="P4"/>
      <text:p text:style-name="P4"><text:s text:c="4"/>function verifyFinished(OneAuction storage a) private {</text:p>
      <text:p text:style-name="P4"><text:s text:c="8"/>if (block.number &gt; a.blocklimit) {</text:p>
      <text:p text:style-name="P4"><text:s text:c="12"/>a.myState = AuctionStates.Finished;</text:p>
      <text:p text:style-name="P4"><text:soft-page-break/><text:s text:c="8"/>}</text:p>
      <text:p text:style-name="P4"><text:s text:c="4"/>}</text:p>
      <text:p text:style-name="P4"/>
      <text:p text:style-name="P4"><text:s text:c="4"/>// E se o mesmo endere¸co mandar o collateral mais de uma vez??</text:p>
      <text:p text:style-name="P4"><text:s text:c="4"/>function sendCollateral(string memory name) public payable {</text:p>
      <text:p text:style-name="P4"><text:s text:c="8"/>OneAuction storage a = myAuctions[name];</text:p>
      <text:p text:style-name="P4"/>
      <text:p text:style-name="P4"><text:s text:c="8"/>require(</text:p>
      <text:p text:style-name="P4"><text:s text:c="12"/>a.myState == AuctionStates.Bid,</text:p>
      <text:p text:style-name="P4"><text:s text:c="12"/>"The auction should be in Bid state!"</text:p>
      <text:p text:style-name="P4"><text:s text:c="8"/>);</text:p>
      <text:p text:style-name="P4"><text:s text:c="8"/>require(</text:p>
      <text:p text:style-name="P4"><text:s text:c="12"/>msg.value == collateralValue,</text:p>
      <text:p text:style-name="P4"><text:s text:c="12"/>"You should send the corretc value!"</text:p>
      <text:p text:style-name="P4"><text:s text:c="8"/>);</text:p>
      <text:p text:style-name="P4"><text:s text:c="8"/>a.collateral[msg.sender] = true;</text:p>
      <text:p text:style-name="P4"><text:s text:c="4"/>}</text:p>
      <text:p text:style-name="P4"/>
      <text:p text:style-name="P4"><text:s text:c="4"/>function bid(string memory name, uint v) public {</text:p>
      <text:p text:style-name="P4"><text:s text:c="8"/>OneAuction storage a = myAuctions[name];</text:p>
      <text:p text:style-name="P4"><text:s text:c="8"/>verifyFinished(a);</text:p>
      <text:p text:style-name="P4"/>
      <text:p text:style-name="P4"><text:s text:c="8"/>require(</text:p>
      <text:p text:style-name="P4"><text:s text:c="12"/>a.myState == AuctionStates.Bid,</text:p>
      <text:p text:style-name="P4"><text:s text:c="12"/>"The auction should be in Bid state"</text:p>
      <text:p text:style-name="P4"><text:s text:c="8"/>);</text:p>
      <text:p text:style-name="P4"/>
      <text:p text:style-name="P4"><text:s text:c="8"/>require(</text:p>
      <text:p text:style-name="P4"><text:s text:c="12"/>a.collateral[msg.sender],</text:p>
      <text:p text:style-name="P4"><text:s text:c="12"/>"Send the collateral value before bidding."</text:p>
      <text:p text:style-name="P4"><text:s text:c="8"/>);</text:p>
      <text:p text:style-name="P4"/>
      <text:p text:style-name="P4"><text:s text:c="8"/>if (v &gt; a.winnerBid) {</text:p>
      <text:p text:style-name="P4"><text:s text:c="12"/>a.winnerBid = v;</text:p>
      <text:p text:style-name="P4"><text:s text:c="12"/>a.winner = msg.sender;</text:p>
      <text:p text:style-name="P4"><text:s text:c="8"/>}</text:p>
      <text:p text:style-name="P4"><text:s text:c="4"/>}</text:p>
      <text:p text:style-name="P4"/>
      <text:p text:style-name="P4"><text:s text:c="4"/>function claimToken(string memory name) public payable {</text:p>
      <text:p text:style-name="P4"><text:s text:c="8"/>//Bug2</text:p>
      <text:p text:style-name="P4"><text:s text:c="8"/>require(</text:p>
      <text:p text:style-name="P4"><text:s text:c="12"/>msg.sender == myAuctions[name].winner,</text:p>
      <text:p text:style-name="P4"><text:s text:c="12"/>"Only the winner can claim the token!"</text:p>
      <text:p text:style-name="P4"><text:s text:c="8"/>);</text:p>
      <text:p text:style-name="P4"><text:soft-page-break/><text:s text:c="8"/>OneAuction storage a = myAuctions[name];</text:p>
      <text:p text:style-name="P4"><text:s text:c="8"/>verifyFinished(a);</text:p>
      <text:p text:style-name="P4"><text:s text:c="8"/>require(</text:p>
      <text:p text:style-name="P4"><text:s text:c="12"/>a.myState == AuctionStates.Finished,</text:p>
      <text:p text:style-name="P4"><text:s text:c="12"/>"The auction should be in Finished state!"</text:p>
      <text:p text:style-name="P4"><text:s text:c="8"/>);</text:p>
      <text:p text:style-name="P4"><text:s text:c="8"/>require(msg.value == a.winnerBid - collateralValue, "Pay First....");</text:p>
      <text:p text:style-name="P4"><text:s text:c="8"/>a.token.transfer(msg.sender);</text:p>
      <text:p text:style-name="P4"><text:s text:c="8"/>a.collateral[msg.sender] = false; //just to flag claimToken! DANGER!</text:p>
      <text:p text:style-name="P4"><text:s text:c="4"/>}</text:p>
      <text:p text:style-name="P4"/>
      <text:p text:style-name="P4"><text:s text:c="4"/>function claimCollateral(string memory name) public {</text:p>
      <text:p text:style-name="P4"><text:s text:c="8"/>OneAuction storage a = myAuctions[name];</text:p>
      <text:p text:style-name="P4"><text:s text:c="8"/>verifyFinished(a);</text:p>
      <text:p text:style-name="P4"><text:s text:c="8"/>require(</text:p>
      <text:p text:style-name="P4"><text:s text:c="12"/>a.myState == AuctionStates.Finished,</text:p>
      <text:p text:style-name="P4"><text:s text:c="12"/>"The auction should be in Finished state!"</text:p>
      <text:p text:style-name="P4"><text:s text:c="8"/>);</text:p>
      <text:p text:style-name="P4"><text:s text:c="8"/>require(a.collateral[msg.sender], "Nope");</text:p>
      <text:p text:style-name="P4"><text:s text:c="8"/>require(msg.sender != a.winner, "You cant claim the collateral");</text:p>
      <text:p text:style-name="P4"><text:s text:c="8"/>msg.sender.transfer(collateralValue);</text:p>
      <text:p text:style-name="P4"><text:s text:c="8"/>myAuctions[name].collateral[msg.sender] = false;</text:p>
      <text:p text:style-name="P4"><text:s text:c="4"/>}</text:p>
      <text:p text:style-name="P4"/>
      <text:p text:style-name="P4"><text:s text:c="4"/>function getProfit(string memory name) public {</text:p>
      <text:p text:style-name="P4"><text:s text:c="8"/>OneAuction storage a = myAuctions[name];</text:p>
      <text:p text:style-name="P4"><text:s text:c="8"/>verifyFinished(a);</text:p>
      <text:p text:style-name="P4"><text:s text:c="8"/>require(a.payment == false, "I will not pay twice!");</text:p>
      <text:p text:style-name="P4"><text:s text:c="8"/>require(a.collateral[a.winner] == false, "Wait for payment");</text:p>
      <text:p text:style-name="P4"><text:s text:c="8"/>a.tokenOwner.transfer(a.winnerBid - contractFee);</text:p>
      <text:p text:style-name="P4"><text:s text:c="8"/>contractFeeBalance += contractFee;</text:p>
      <text:p text:style-name="P4"><text:s text:c="8"/>a.payment = true;</text:p>
      <text:p text:style-name="P4"><text:s text:c="4"/>}</text:p>
      <text:p text:style-name="P4"/>
      <text:p text:style-name="P4"><text:s text:c="4"/>function getFee() public {</text:p>
      <text:p text:style-name="P4"><text:s text:c="8"/>//Bug3</text:p>
      <text:p text:style-name="P4"><text:s text:c="8"/>require(msg.sender == owner, "Only the owner can get the fee!");</text:p>
      <text:p text:style-name="P4"><text:s text:c="8"/>require(contractFeeBalance &gt; 0, "No fee to get!");</text:p>
      <text:p text:style-name="P4"><text:s text:c="8"/>uint amount = contractFeeBalance;</text:p>
      <text:p text:style-name="P4"><text:s text:c="8"/>contractFeeBalance = 0;</text:p>
      <text:p text:style-name="P4"><text:s text:c="8"/>owner.transfer(amount);</text:p>
      <text:p text:style-name="P4"><text:s text:c="4"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10-30T14:44:49.215000000</dc:date>
    <meta:editing-duration>PT36M34S</meta:editing-duration>
    <meta:editing-cycles>1</meta:editing-cycles>
    <meta:document-statistic meta:table-count="0" meta:image-count="0" meta:object-count="0" meta:page-count="6" meta:paragraph-count="159" meta:word-count="903" meta:character-count="7360" meta:non-whitespace-character-count="5497"/>
  </office:meta>
</office:document-meta>
</file>